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3" style:family="table-cell" style:parent-style-name="Default">
      <style:table-cell-properties fo:background-color="#ff8000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hemicals_SN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h_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m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creatinine_cg</text:p>
          </table:table-cell>
          <table:table-cell/>
          <table:table-cell office:value-type="string" calcext:value-type="string">
            <text:p>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atinine</text:p>
          </table:table-cell>
          <table:table-cell office:value-type="string" calcext:value-type="string">
            <text:p>hs_matrix_c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rea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rea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table:number-columns-repeated="2"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ntelligence_SNP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phospho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 (phospho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tot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 (tot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triglyc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 (triglyc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h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h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 (h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ldlcol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dlco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 (ldlcol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chol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riglyc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phospho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otfat_m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 or serum</text:p>
          </table:table-cell>
          <table:table-cell table:number-columns-repeated="4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matrix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timing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lipid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<text:span text:style-name="T1">nd</text:span> trimester, 3rd trimester, Birth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pids</text:p>
          </table:table-cell>
          <table:table-cell office:value-type="string" calcext:value-type="string">
            <text:p>hs_laboratory_m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lipid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_folicAcid_preg</text:p>
          </table:table-cell>
          <table:table-cell office:value-type="string" calcext:value-type="string">
            <text:p>h_folic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olic acid supplementation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hs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ater_chil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31:Sheet1.F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minutes number:style="long"/>
      <number:text>:</number:text>
      <number:seconds number:style="long"/>
    </number:time-style>
    <number:date-style style:name="N155">
      <number:day/>
      <number:text>-</number:text>
      <number:month number:textual="true"/>
      <number:text>-</number:text>
      <number:year/>
    </number:dat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 number:decimal-places="1"/>
    </number:time-style>
    <number:date-style style:name="N153">
      <number:month number:textual="true"/>
      <number:text>-</number:text>
      <number:year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hours/>
      <number:text>:</number:text>
      <number:minutes number:style="long"/>
      <number:text> </number:text>
      <number:am-pm/>
    </number:time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time-style style:name="N150">
      <number:hours/>
      <number:text>:</number:text>
      <number:minutes number:style="long"/>
    </number:time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3.7.2$Linux_X86_64 LibreOffice_project/30$Build-2</meta:generator>
    <dc:date>2023-04-19T17:50:37.820619038</dc:date>
    <meta:editing-duration>P4DT11H52M36S</meta:editing-duration>
    <meta:editing-cycles>90</meta:editing-cycles>
    <meta:document-statistic meta:table-count="1" meta:cell-count="4603" meta:object-count="0"/>
  </office:meta>
</office:document-meta>
</file>